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000000"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weight-complex="bold"/>
    </style:style>
    <style:style style:name="P7" style:family="paragraph" style:parent-style-name="Standard">
      <style:text-properties fo:color="#000000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style:snap-to-layout-grid="false"/>
      <style:text-properties fo:color="#000000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fo:font-weight="bold" officeooo:rsid="00114626" officeooo:paragraph-rsid="0011462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0133267" officeooo:paragraph-rsid="0013326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style="italic" fo:font-weight="bold" officeooo:rsid="00114626" officeooo:paragraph-rsid="00114626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4626" officeooo:paragraph-rsid="00114626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4626" officeooo:paragraph-rsid="00127b7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47fce" officeooo:paragraph-rsid="00147fce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33267" officeooo:paragraph-rsid="00133267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27b7a" officeooo:paragraph-rsid="00127b7a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weight="normal" style:font-weight-asian="normal" style:font-weight-complex="normal"/>
    </style:style>
    <style:style style:name="P2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color="#ff0000" fo:font-size="14pt" officeooo:paragraph-rsid="00147fce" style:font-size-asian="14pt" style:font-size-complex="14pt"/>
    </style:style>
    <style:style style:name="P2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color="#000000" fo:font-size="14pt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2dde2" officeooo:paragraph-rsid="0012dde2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33267" officeooo:paragraph-rsid="00133267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4626" officeooo:paragraph-rsid="0015724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14626" officeooo:paragraph-rsid="00114626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normal" officeooo:rsid="00171c07" officeooo:paragraph-rsid="00171c07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33267" officeooo:paragraph-rsid="00133267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fo:font-size="14pt" fo:font-weight="normal" officeooo:rsid="00171c07" officeooo:paragraph-rsid="00171c07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fo:font-size="14pt" fo:font-weight="bold" officeooo:rsid="0015724a" officeooo:paragraph-rsid="0015724a" style:font-size-asian="14pt" style:font-weight-asian="bold" style:font-size-complex="14pt" style:font-weight-complex="bold"/>
    </style:style>
    <style:style style:name="P34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color="#ff0000" fo:font-size="14pt" officeooo:paragraph-rsid="0015724a" style:font-size-asian="14pt" style:font-size-complex="14pt"/>
    </style:style>
    <style:style style:name="P35" style:family="paragraph" style:parent-style-name="Times14_5f_РИО2">
      <style:paragraph-properties fo:margin-left="0cm" fo:margin-right="0cm" fo:line-height="150%" fo:text-align="start" style:justify-single-word="false" fo:text-indent="0cm" style:auto-text-indent="false"/>
      <style:text-properties fo:color="#ff0000" fo:font-size="14pt" officeooo:paragraph-rsid="00189c98" style:font-size-asian="14pt" style:font-size-complex="14pt"/>
    </style:style>
    <style:style style:name="T1" style:family="text">
      <style:text-properties fo:text-transform="uppercase" fo:color="#000000" fo:font-weight="bold" style:font-weight-asian="bold" style:font-size-complex="14pt" style:font-weight-complex="bold"/>
    </style:style>
    <style:style style:name="T2" style:family="text">
      <style:text-properties fo:text-transform="uppercase" fo:color="#000000" fo:font-weight="bold" officeooo:rsid="00147fce" style:font-weight-asian="bold" style:font-weight-complex="bold"/>
    </style:style>
    <style:style style:name="T3" style:family="text">
      <style:text-properties fo:text-transform="uppercase" fo:color="#000000" fo:font-size="11pt" fo:font-weight="bold" officeooo:rsid="0015724a" style:font-size-asian="11pt" style:font-weight-asian="bold" style:font-size-complex="11pt" style:font-weight-complex="bold"/>
    </style:style>
    <style:style style:name="T4" style:family="text">
      <style:text-properties fo:text-transform="uppercase" fo:color="#000000" fo:font-size="11pt" fo:font-weight="bold" officeooo:rsid="00189c98" style:font-size-asian="11pt" style:font-weight-asian="bold" style:font-size-complex="11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14626" style:font-size-asian="14pt" style:font-size-complex="14pt"/>
    </style:style>
    <style:style style:name="T7" style:family="text">
      <style:text-properties fo:font-size="14pt" officeooo:rsid="0015724a" style:font-size-asian="14pt" style:font-size-complex="14pt"/>
    </style:style>
    <style:style style:name="T8" style:family="text">
      <style:text-properties fo:font-variant="normal" fo:text-transform="none" fo:font-size="14pt" fo:letter-spacing="normal" style:font-size-asian="14pt" style:font-size-complex="14pt"/>
    </style:style>
    <style:style style:name="T9" style:family="text">
      <style:text-properties fo:font-variant="normal" fo:text-transform="none" style:font-name="sans-serif" fo:font-size="10.5pt" fo:letter-spacing="normal" fo:font-style="normal" style:font-size-asian="14pt" style:font-size-complex="14pt"/>
    </style:style>
    <style:style style:name="T10" style:family="text">
      <style:text-properties fo:font-variant="normal" fo:text-transform="none" fo:color="#000000"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000000" fo:font-size="14pt" fo:font-weight="bold" officeooo:rsid="00114626" style:font-size-asian="14pt" style:font-weight-asian="bold" style:font-size-complex="14pt" style:font-weight-complex="bold"/>
    </style:style>
    <style:style style:name="T12" style:family="text">
      <style:text-properties officeooo:rsid="00114626"/>
    </style:style>
    <style:style style:name="T13" style:family="text">
      <style:text-properties officeooo:rsid="00127b7a"/>
    </style:style>
    <style:style style:name="T14" style:family="text">
      <style:text-properties officeooo:rsid="0015724a"/>
    </style:style>
    <style:style style:name="T15" style:family="text">
      <style:text-properties officeooo:rsid="0016875b"/>
    </style:style>
    <style:style style:name="T16" style:family="text">
      <style:text-properties officeooo:rsid="0012dde2"/>
    </style:style>
    <style:style style:name="T17" style:family="text">
      <style:text-properties officeooo:rsid="00171c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<text:span text:style-name="T5">Кафедра <text:s text:c="4"/></text:span><text:span text:style-name="T6">МОЭВМ</text:span></text:p>
      <text:p text:style-name="P4"/>
      <text:p text:style-name="P4"/>
      <text:p text:style-name="P8"/>
      <text:p text:style-name="P8"/>
      <text:p text:style-name="P8"/>
      <text:p text:style-name="P8"/>
      <text:p text:style-name="P8"/>
      <text:p text:style-name="P22"><text:span text:style-name="Название_20_книги"><text:span text:style-name="T1">отчет</text:span></text:span></text:p>
      <text:p text:style-name="P6"><text:span text:style-name="T5">по лабораторной работе №</text:span><text:span text:style-name="T6">1</text:span></text:p>
      <text:p text:style-name="P6"><text:span text:style-name="T5">по дисциплине «</text:span><text:span text:style-name="T6">Алгоритмы и структуры данных</text:span><text:span text:style-name="T5">»</text:span></text:p>
      <text:p text:style-name="P3"><text:span text:style-name="Название_20_книги"><text:span text:style-name="T10">Тема: </text:span></text:span><text:span text:style-name="Название_20_книги"><text:span text:style-name="T11">Рекурсия</text:span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"><text:span text:style-name="T5">Студент гр. </text:span><text:span text:style-name="T6">738</text:span><text:span text:style-name="T7">2</text:span>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33">Глазунов С.А.</text:p>
          </table:table-cell>
        </table:table-row>
        <table:table-row table:style-name="Table1.1">
          <table:table-cell table:style-name="Table1.A1" office:value-type="string">
            <text:p text:style-name="P7">Преподава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10">Фирсов М. А.</text:p>
          </table:table-cell>
        </table:table-row>
      </table:table>
      <text:p text:style-name="P8"/>
      <text:p text:style-name="P8"/>
      <text:p text:style-name="P8">Санкт-Петербург</text:p>
      <text:p text:style-name="P8">201<text:span text:style-name="T12">8</text:span></text:p>
      <text:p text:style-name="P25">Цель работы.</text:p>
      <text:p text:style-name="P15">Ознакомиться с основными методами использования рекурсии и написать программу с использованием рекурсии. </text:p>
      <text:p text:style-name="P17"/>
      <text:p text:style-name="P11">Основные теоретические положения.</text:p>
      <text:p text:style-name="P21"><text:span text:style-name="T9">Реку́рсия</text:span><text:span text:style-name="T8"> — </text:span><text:span text:style-name="T9">определение, описание, изображение какого-либо объекта или процесса внутри самого этого объекта или процесса, то есть ситуация, когда объект является частью самого себя.</text:span></text:p>
      <text:p text:style-name="P17"/>
      <text:p text:style-name="P14">Ход работы: </text:p>
      <text:p text:style-name="P28">В лабораторной работе требуется <text:span text:style-name="T14">написать программу, которая по заданному константному_выражению вычисляет его значение либо сообщает о переполнении (превышении заданного значения) в процессе вычислений.</text:span>: <text:s/></text:p>
      <text:p text:style-name="P15"/>
      <text:p text:style-name="P16"><text:span text:style-name="T13">В работе используется язык программировая C++;</text:span> <text:s/></text:p>
      <text:p text:style-name="P19">исходный код: файл <text:span text:style-name="T17">main</text:span>.c</text:p>
      <text:p text:style-name="P20">Создается функция <text:span text:style-name="T15">recmath</text:span>() , которая выполняет поставленную перед нами задачу; <text:span text:style-name="T15">в программе есть переменная pad</text:span>, которая указывает на глубину рекурсии; с её помощью на экран выводиться наглядный вызов каждой функции с отступами (чем правее тем глубже степень рекурсии).<text:span text:style-name="T16"> </text:span></text:p>
      <text:p text:style-name="P26">В функции main() используется <text:span text:style-name="T17">функция textcorrect, которая проверяет входные данные на корректность. Программа </text:span>завершается <text:span text:style-name="T17">когда закончится строка с примером </text:span>(тестирование происходит из файла) . <text:span text:style-name="T17">Программа может менять свое поведение в зависимости от включенных препроцессоров.</text:span></text:p>
      <text:p text:style-name="P31"><text:tab/>Файл компиляции и запуска программы из файла на тестирование — <text:span text:style-name="T17">runtest.sh</text:span>:</text:p>
      <text:p text:style-name="P31"><text:tab/>Компилирует программу лежащую в папке Sourse и запускает её подавая данные на вход программы <text:span text:style-name="T17">файлы </text:span>из <text:span text:style-name="T17">папки</text:span>: test<text:span text:style-name="T17">s.</text:span></text:p>
      <text:p text:style-name="P31"/>
      <text:p text:style-name="P30"><text:soft-page-break/>Программа может как и печатать ход работы алгоритма,так и просто выводить решение примера на консоль.</text:p>
      <text:p text:style-name="P19"/>
      <text:p text:style-name="P12">Тестирование программы:</text:p>
      <text:p text:style-name="P19"/>
      <text:p text:style-name="P32">Программа выдает ошибку «error»,если на вход подается строка ,где есть символы;где первый или последний символ является знаком операции;где присуща неправильная запись примера (5+*5-неправильно);также она выдает ошибку ,если вводимые числа слишком большие,то есть превышают по модулю INT_MAX. Тестирование программы осуществляется скриптом написанным на bashe в файле runtest.sh.</text:p>
      <text:p text:style-name="P17"/>
      <text:p text:style-name="P11">Выводы.</text:p>
      <text:p text:style-name="P18">В ходе выполнения лабораторной работы полученны знания по теме «рекурсия» и закрепленны знания синтаксиса языка С++; </text:p>
      <text:p text:style-name="P11"><text:bookmark text:name="_GoBack"/></text:p>
      <text:p text:style-name="P13"/>
      <text:p text:style-name="P23"><text:span text:style-name="Название_20_книги"><text:span text:style-name="T2">Исходный код:</text:span></text:span></text:p>
      <text:p text:style-name="P35"><text:span text:style-name="Название_20_книги"><text:span text:style-name="T4">#include&lt;iostream&gt;</text:span></text:span></text:p>
      <text:p text:style-name="P35"><text:span text:style-name="Название_20_книги"><text:span text:style-name="T4">#include&lt;fstream&gt;</text:span></text:span></text:p>
      <text:p text:style-name="P35"><text:span text:style-name="Название_20_книги"><text:span text:style-name="T4">#include&lt;climits&gt;//for INT_MAX and INT_MIN</text:span></text:span></text:p>
      <text:p text:style-name="P35"><text:span text:style-name="Название_20_книги"><text:span text:style-name="T4">#include&lt;cstdlib&gt;//for exit</text:span></text:span></text:p>
      <text:p text:style-name="P35"><text:span text:style-name="Название_20_книги"><text:span text:style-name="T4">#include&lt;cmath&gt;//for POW</text:span></text:span></text:p>
      <text:p text:style-name="P35"><text:span text:style-name="Название_20_книги"><text:span text:style-name="T4">int strtoint(std::string text,int size);</text:span></text:span></text:p>
      <text:p text:style-name="P35"><text:span text:style-name="Название_20_книги"><text:span text:style-name="T4">//#define TEST <text:s text:c="9"/>//for illustation of recursion</text:span></text:span></text:p>
      <text:p text:style-name="P35"><text:span text:style-name="Название_20_книги"><text:span text:style-name="T4">#define SCRIPT_TEST <text:s text:c="2"/>//for runtest.sh</text:span></text:span></text:p>
      <text:p text:style-name="P35"><text:span text:style-name="Название_20_книги"><text:span text:style-name="T4">int multiply(std::string text,int &amp;shift,int pad,int bonus_pad)</text:span></text:span></text:p>
      <text:p text:style-name="P35"><text:span text:style-name="Название_20_книги"><text:span text:style-name="T4">{</text:span></text:span></text:p>
      <text:p text:style-name="P35"><text:span text:style-name="Название_20_книги"><text:span text:style-name="T4"><text:s text:c="4"/>int i=shift,size=0,total;</text:span></text:span></text:p>
      <text:p text:style-name="P35"><text:span text:style-name="Название_20_книги"><text:span text:style-name="T4"><text:s text:c="4"/>std::string cur;</text:span></text:span></text:p>
      <text:p text:style-name="P35"><text:span text:style-name="Название_20_книги"><text:span text:style-name="T4">#ifdef TEST <text:s text:c="44"/>//this part for illustration of recursion</text:span></text:span></text:p>
      <text:p text:style-name="P35"><text:span text:style-name="Название_20_книги"><text:span text:style-name="T4"><text:s text:c="4"/>for(int k=0; k&lt;pad; k++) <text:s text:c="27"/>//</text:span></text:span></text:p>
      <text:p text:style-name="P35"><text:span text:style-name="Название_20_книги"><text:span text:style-name="T4"><text:s text:c="8"/>std::cout&lt;&lt;"\t"; <text:s text:c="31"/>//</text:span></text:span></text:p>
      <text:p text:style-name="P35"><text:span text:style-name="Название_20_книги"><text:span text:style-name="T4"><text:s text:c="4"/>for(int k=0; k&lt;bonus_pad; k++) <text:s text:c="21"/>//</text:span></text:span></text:p>
      <text:p text:style-name="P35"><text:span text:style-name="Название_20_книги"><text:span text:style-name="T4"><text:s text:c="8"/>std::cout&lt;&lt;" "; <text:s text:c="33"/>//</text:span></text:span></text:p>
      <text:p text:style-name="P35"><text:span text:style-name="Название_20_книги"><text:span text:style-name="T4"><text:s text:c="4"/>std::cout&lt;&lt;pad&lt;&lt;"."&lt;&lt;bonus_pad&lt;&lt;".multiply"&lt;&lt;std::endl; <text:s text:c="7"/>//</text:span></text:span></text:p>
      <text:p text:style-name="P35"><text:span text:style-name="Название_20_книги"><text:span text:style-name="T4">#endif</text:span></text:span></text:p>
      <text:p text:style-name="P35"><text:span text:style-name="Название_20_книги"><text:span text:style-name="T4"><text:s text:c="4"/>while((text[i]&lt;='9'&amp;&amp;text[i]&gt;='0')||text[i]=='-')//it's a search of number in string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i++;</text:span></text:span></text:p>
      <text:p text:style-name="P35"><text:span text:style-name="Название_20_книги"><text:span text:style-name="T4"><text:s text:c="8"/>size++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cur=text.substr(shift,size);//take a part of string for transmutation in int</text:span></text:span></text:p>
      <text:p text:style-name="P35"><text:span text:style-name="Название_20_книги"><text:span text:style-name="T4"><text:s text:c="4"/>shift=i;</text:span></text:span></text:p>
      <text:p text:style-name="P35"><text:span text:style-name="Название_20_книги"><text:span text:style-name="T4"><text:s text:c="4"/>total=strtoint(cur,size);</text:span></text:span></text:p>
      <text:p text:style-name="P35"><text:span text:style-name="Название_20_книги"><text:span text:style-name="T4"><text:s text:c="4"/>if(text[shift]=='*')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shift++;</text:span></text:span></text:p>
      <text:p text:style-name="P35"><text:span text:style-name="Название_20_книги"><text:span text:style-name="T4"><text:s text:c="8"/>return total*multiply(text,shift,pad,++bonus_pad)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return total;</text:span></text:span></text:p>
      <text:p text:style-name="P35"><text:span text:style-name="Название_20_книги"><text:span text:style-name="T4">}</text:span></text:span></text:p>
      <text:p text:style-name="P35"><text:span text:style-name="Название_20_книги"><text:span text:style-name="T4">int recmath(std::string text,int shift,int pad) {//the first recursion</text:span></text:span></text:p>
      <text:p text:style-name="P35"><text:soft-page-break/><text:span text:style-name="Название_20_книги"><text:span text:style-name="T4"><text:s text:c="4"/>if(text.size()==shift)//exit of recursion</text:span></text:span></text:p>
      <text:p text:style-name="P35"><text:span text:style-name="Название_20_книги"><text:span text:style-name="T4"><text:s text:c="8"/>return 0;//</text:span></text:span></text:p>
      <text:p text:style-name="P35"><text:span text:style-name="Название_20_книги"><text:span text:style-name="T4"><text:s text:c="4"/>int size=0,total,i=shift;//total-is answer;</text:span></text:span></text:p>
      <text:p text:style-name="P35"><text:span text:style-name="Название_20_книги"><text:span text:style-name="T4"><text:s text:c="4"/>std::string cur;</text:span></text:span></text:p>
      <text:p text:style-name="P35"><text:span text:style-name="Название_20_книги"><text:span text:style-name="T4"><text:s text:c="4"/>while((text[i]&lt;='9'&amp;&amp;text[i]&gt;='0')||text[i]=='-')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i++;</text:span></text:span></text:p>
      <text:p text:style-name="P35"><text:span text:style-name="Название_20_книги"><text:span text:style-name="T4"><text:s text:c="8"/>size++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cur=text.substr(shift,size);//take a part of string for transmutation in int</text:span></text:span></text:p>
      <text:p text:style-name="P35"><text:span text:style-name="Название_20_книги"><text:span text:style-name="T4"><text:s text:c="4"/>shift=i;</text:span></text:span></text:p>
      <text:p text:style-name="P35"><text:span text:style-name="Название_20_книги"><text:span text:style-name="T4"><text:s text:c="4"/>total=strtoint(cur,size);</text:span></text:span></text:p>
      <text:p text:style-name="P35"><text:span text:style-name="Название_20_книги"><text:span text:style-name="T4"/></text:span></text:p>
      <text:p text:style-name="P35"><text:span text:style-name="Название_20_книги"><text:span text:style-name="T4">#ifdef TEST</text:span></text:span></text:p>
      <text:p text:style-name="P35"><text:span text:style-name="Название_20_книги"><text:span text:style-name="T4"><text:s text:c="4"/>for(int k=0; k&lt;pad; k++)</text:span></text:span></text:p>
      <text:p text:style-name="P35"><text:span text:style-name="Название_20_книги"><text:span text:style-name="T4"><text:s text:c="8"/>std::cout&lt;&lt;"\t";</text:span></text:span></text:p>
      <text:p text:style-name="P35"><text:span text:style-name="Название_20_книги"><text:span text:style-name="T4"><text:s text:c="4"/>std::cout&lt;&lt;pad&lt;&lt;".recmath"&lt;&lt;std::endl;</text:span></text:span></text:p>
      <text:p text:style-name="P35"><text:span text:style-name="Название_20_книги"><text:span text:style-name="T4">#endif</text:span></text:span></text:p>
      <text:p text:style-name="P35"><text:span text:style-name="Название_20_книги"><text:span text:style-name="T4"><text:s text:c="4"/>if(text[shift]=='+'){</text:span></text:span></text:p>
      <text:p text:style-name="P35"><text:span text:style-name="Название_20_книги"><text:span text:style-name="T4"><text:s text:c="8"/>int curcheck=recmath(text,shift+1,++pad);</text:span></text:span></text:p>
      <text:p text:style-name="P35"><text:span text:style-name="Название_20_книги"><text:span text:style-name="T4"><text:s text:c="8"/>if(total&gt;INT_MAX-curcheck)</text:span></text:span></text:p>
      <text:p text:style-name="P35"><text:span text:style-name="Название_20_книги"><text:span text:style-name="T4">{</text:span></text:span></text:p>
      <text:p text:style-name="P35"><text:span text:style-name="Название_20_книги"><text:span text:style-name="T4">#ifdef SCRIPT_TEST</text:span></text:span></text:p>
      <text:p text:style-name="P35"><text:span text:style-name="Название_20_книги"><text:span text:style-name="T4"><text:s text:c="4"/>FILE *f;</text:span></text:span></text:p>
      <text:p text:style-name="P35"><text:span text:style-name="Название_20_книги"><text:span text:style-name="T4"><text:s text:c="4"/>f = fopen("file.txt","wt");</text:span></text:span></text:p>
      <text:p text:style-name="P35"><text:span text:style-name="Название_20_книги"><text:span text:style-name="T4"><text:s text:c="4"/>fprintf(f, "error1" );</text:span></text:span></text:p>
      <text:p text:style-name="P35"><text:span text:style-name="Название_20_книги"><text:span text:style-name="T4"><text:s text:c="4"/>fclose(f);</text:span></text:span></text:p>
      <text:p text:style-name="P35"><text:span text:style-name="Название_20_книги"><text:span text:style-name="T4">#else</text:span></text:span></text:p>
      <text:p text:style-name="P35"><text:span text:style-name="Название_20_книги"><text:span text:style-name="T4"><text:s text:c="4"/>std::cout&lt;&lt;"error"&lt;&lt;std::endl;</text:span></text:span></text:p>
      <text:p text:style-name="P35"><text:span text:style-name="Название_20_книги"><text:span text:style-name="T4"><text:s text:c="8"/>exit(0);</text:span></text:span></text:p>
      <text:p text:style-name="P35"><text:span text:style-name="Название_20_книги"><text:span text:style-name="T4">#endif</text:span></text:span></text:p>
      <text:p text:style-name="P35"><text:span text:style-name="Название_20_книги"><text:span text:style-name="T4">} <text:s text:c="3"/></text:span></text:span></text:p>
      <text:p text:style-name="P35"><text:span text:style-name="Название_20_книги"><text:span text:style-name="T4"/></text:span></text:p>
      <text:p text:style-name="P35"><text:span text:style-name="Название_20_книги"><text:span text:style-name="T4"><text:s text:c="4"/>return total+curcheck;</text:span></text:span></text:p>
      <text:p text:style-name="P35"><text:span text:style-name="Название_20_книги"><text:span text:style-name="T4">}</text:span></text:span></text:p>
      <text:p text:style-name="P35"><text:span text:style-name="Название_20_книги"><text:span text:style-name="T4"/></text:span></text:p>
      <text:p text:style-name="P35"><text:soft-page-break/><text:span text:style-name="Название_20_книги"><text:span text:style-name="T4"><text:s text:c="4"/>if(text[shift]=='*')//the second recursion(multiply)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shift++;</text:span></text:span></text:p>
      <text:p text:style-name="P35"><text:span text:style-name="Название_20_книги"><text:span text:style-name="T4"><text:s text:c="9"/>int curcheck=multiply(text,shift,pad,0);</text:span></text:span></text:p>
      <text:p text:style-name="P35"><text:span text:style-name="Название_20_книги"><text:span text:style-name="T4"><text:s text:c="9"/>if(curcheck!=0)</text:span></text:span></text:p>
      <text:p text:style-name="P35"><text:span text:style-name="Название_20_книги"><text:span text:style-name="T4"><text:s text:c="9"/>if(abs(total)&gt;INT_MAX/abs(curcheck))</text:span></text:span></text:p>
      <text:p text:style-name="P35"><text:span text:style-name="Название_20_книги"><text:span text:style-name="T4">{</text:span></text:span></text:p>
      <text:p text:style-name="P35"><text:span text:style-name="Название_20_книги"><text:span text:style-name="T4">#ifdef SCRIPT_TEST</text:span></text:span></text:p>
      <text:p text:style-name="P35"><text:span text:style-name="Название_20_книги"><text:span text:style-name="T4"><text:s text:c="4"/>FILE *f;</text:span></text:span></text:p>
      <text:p text:style-name="P35"><text:span text:style-name="Название_20_книги"><text:span text:style-name="T4"><text:s text:c="4"/>f = fopen("file.txt","wt");</text:span></text:span></text:p>
      <text:p text:style-name="P35"><text:span text:style-name="Название_20_книги"><text:span text:style-name="T4"><text:s text:c="4"/>fprintf(f, "error" );</text:span></text:span></text:p>
      <text:p text:style-name="P35"><text:span text:style-name="Название_20_книги"><text:span text:style-name="T4"><text:s text:c="4"/>fclose(f);</text:span></text:span></text:p>
      <text:p text:style-name="P35"><text:span text:style-name="Название_20_книги"><text:span text:style-name="T4"><text:s text:c="4"/>exit(0);</text:span></text:span></text:p>
      <text:p text:style-name="P35"><text:span text:style-name="Название_20_книги"><text:span text:style-name="T4">#else</text:span></text:span></text:p>
      <text:p text:style-name="P35"><text:span text:style-name="Название_20_книги"><text:span text:style-name="T4"><text:s text:c="4"/>std::cout&lt;&lt;"error"&lt;&lt;std::endl;</text:span></text:span></text:p>
      <text:p text:style-name="P35"><text:span text:style-name="Название_20_книги"><text:span text:style-name="T4"><text:s text:c="8"/>exit(0);</text:span></text:span></text:p>
      <text:p text:style-name="P35"><text:span text:style-name="Название_20_книги"><text:span text:style-name="T4">#endif</text:span></text:span></text:p>
      <text:p text:style-name="P35"><text:span text:style-name="Название_20_книги"><text:span text:style-name="T4">}</text:span></text:span></text:p>
      <text:p text:style-name="P35"><text:span text:style-name="Название_20_книги"><text:span text:style-name="T4"><text:s text:c="8"/>total*=curcheck;</text:span></text:span></text:p>
      <text:p text:style-name="P35"><text:span text:style-name="Название_20_книги"><text:span text:style-name="T4"><text:s text:c="8"/>return total+recmath(text,shift,++pad);//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return total;</text:span></text:span></text:p>
      <text:p text:style-name="P35"><text:span text:style-name="Название_20_книги"><text:span text:style-name="T4">}</text:span></text:span></text:p>
      <text:p text:style-name="P35"><text:span text:style-name="Название_20_книги"><text:span text:style-name="T4">int strtoint(std::string text,int size) { <text:s text:c="6"/>//this function is like atoi in C</text:span></text:span></text:p>
      <text:p text:style-name="P35"><text:span text:style-name="Название_20_книги"><text:span text:style-name="T4"><text:s text:c="4"/>int total=0,i=0,check=1;</text:span></text:span></text:p>
      <text:p text:style-name="P35"><text:span text:style-name="Название_20_книги"><text:span text:style-name="T4"><text:s text:c="4"/>if(text[0]=='-') {</text:span></text:span></text:p>
      <text:p text:style-name="P35"><text:span text:style-name="Название_20_книги"><text:span text:style-name="T4"><text:s text:c="8"/>i=1;</text:span></text:span></text:p>
      <text:p text:style-name="P35"><text:span text:style-name="Название_20_книги"><text:span text:style-name="T4"><text:s text:c="8"/>check=-1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for(; i&lt;size; i++)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total+=((int)(text[i])-'0')*pow(10,size-i-1)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if((text[0]!='-'&amp;&amp;size&gt;9)||(size&gt;10&amp;&amp;text[0]=='-'))//compare size of number with normal situation</text:span></text:span></text:p>
      <text:p text:style-name="P35"><text:span text:style-name="Название_20_книги"><text:span text:style-name="T4">{</text:span></text:span></text:p>
      <text:p text:style-name="P35"><text:span text:style-name="Название_20_книги"><text:span text:style-name="T4">#ifdef SCRIPT_TEST</text:span></text:span></text:p>
      <text:p text:style-name="P35"><text:span text:style-name="Название_20_книги"><text:span text:style-name="T4"><text:s text:c="4"/>FILE *f;</text:span></text:span></text:p>
      <text:p text:style-name="P35"><text:soft-page-break/><text:span text:style-name="Название_20_книги"><text:span text:style-name="T4"><text:s text:c="4"/>f = fopen("file.txt","wt");</text:span></text:span></text:p>
      <text:p text:style-name="P35"><text:span text:style-name="Название_20_книги"><text:span text:style-name="T4"><text:s text:c="4"/>fprintf(f, "error" );</text:span></text:span></text:p>
      <text:p text:style-name="P35"><text:span text:style-name="Название_20_книги"><text:span text:style-name="T4"><text:s text:c="4"/>fclose(f);</text:span></text:span></text:p>
      <text:p text:style-name="P35"><text:span text:style-name="Название_20_книги"><text:span text:style-name="T4"><text:s text:c="4"/>exit(0);</text:span></text:span></text:p>
      <text:p text:style-name="P35"><text:span text:style-name="Название_20_книги"><text:span text:style-name="T4">#else</text:span></text:span></text:p>
      <text:p text:style-name="P35"><text:span text:style-name="Название_20_книги"><text:span text:style-name="T4"><text:s text:c="4"/>std::cout&lt;&lt;"error"&lt;&lt;std::endl;</text:span></text:span></text:p>
      <text:p text:style-name="P35"><text:span text:style-name="Название_20_книги"><text:span text:style-name="T4"><text:s text:c="8"/>exit(0);</text:span></text:span></text:p>
      <text:p text:style-name="P35"><text:span text:style-name="Название_20_книги"><text:span text:style-name="T4">#endif</text:span></text:span></text:p>
      <text:p text:style-name="P35"><text:span text:style-name="Название_20_книги"><text:span text:style-name="T4">}</text:span></text:span></text:p>
      <text:p text:style-name="P35"><text:span text:style-name="Название_20_книги"><text:span text:style-name="T4"><text:s text:c="4"/>return check*total;</text:span></text:span></text:p>
      <text:p text:style-name="P35"><text:span text:style-name="Название_20_книги"><text:span text:style-name="T4">}</text:span></text:span></text:p>
      <text:p text:style-name="P35"><text:span text:style-name="Название_20_книги"><text:span text:style-name="T4">bool textcorrect(std::string text){ <text:s text:c="20"/>//this function checks stdin</text:span></text:span></text:p>
      <text:p text:style-name="P35"><text:span text:style-name="Название_20_книги"><text:span text:style-name="T4"><text:s text:c="4"/>int check=0;</text:span></text:span></text:p>
      <text:p text:style-name="P35"><text:span text:style-name="Название_20_книги"><text:span text:style-name="T4"><text:s text:c="4"/>if(text[text.size()-1]&lt;'0'||text[text.size()-1]&gt;'9')// if stdin is wrong for calculator </text:span></text:span></text:p>
      <text:p text:style-name="P35"><text:span text:style-name="Название_20_книги"><text:span text:style-name="T4"><text:s text:c="8"/>return false;//check last symbol <text:s text:c="15"/>//func. send false</text:span></text:span></text:p>
      <text:p text:style-name="P35"><text:span text:style-name="Название_20_книги"><text:span text:style-name="T4"><text:s text:c="4"/>for(int i=0;i&lt;text.size();i++)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if(isalpha(text[i])||text[i]=='.'||text[i]==',')//check symbol in string</text:span></text:span></text:p>
      <text:p text:style-name="P35"><text:span text:style-name="Название_20_книги"><text:span text:style-name="T4"><text:s text:c="12"/>return false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if(text[0]&lt;'0'||text[0]&gt;'9')//check the first symbol</text:span></text:span></text:p>
      <text:p text:style-name="P35"><text:span text:style-name="Название_20_книги"><text:span text:style-name="T4"><text:s text:c="12"/>if(text[0]!='-')</text:span></text:span></text:p>
      <text:p text:style-name="P35"><text:span text:style-name="Название_20_книги"><text:span text:style-name="T4"><text:s text:c="16"/>return false;</text:span></text:span></text:p>
      <text:p text:style-name="P35"><text:span text:style-name="Название_20_книги"><text:span text:style-name="T4"><text:s text:c="4"/>for(int i=0;i&lt;text.size();i++)// if there is a situation like "5+*3" -it's false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if(check==2)</text:span></text:span></text:p>
      <text:p text:style-name="P35"><text:span text:style-name="Название_20_книги"><text:span text:style-name="T4"><text:s text:c="12"/>return false;</text:span></text:span></text:p>
      <text:p text:style-name="P35"><text:span text:style-name="Название_20_книги"><text:span text:style-name="T4"><text:s text:c="8"/>if(text[i]=='+'||text[i]=='*')</text:span></text:span></text:p>
      <text:p text:style-name="P35"><text:span text:style-name="Название_20_книги"><text:span text:style-name="T4"><text:s text:c="8"/>{ <text:s text:c="3"/></text:span></text:span></text:p>
      <text:p text:style-name="P35"><text:span text:style-name="Название_20_книги"><text:span text:style-name="T4"><text:s text:c="12"/>check++;</text:span></text:span></text:p>
      <text:p text:style-name="P35"><text:span text:style-name="Название_20_книги"><text:span text:style-name="T4"><text:s text:c="12"/>continue;</text:span></text:span></text:p>
      <text:p text:style-name="P35"><text:span text:style-name="Название_20_книги"><text:span text:style-name="T4"><text:s text:c="8"/>}</text:span></text:span></text:p>
      <text:p text:style-name="P35"><text:span text:style-name="Название_20_книги"><text:span text:style-name="T4"><text:s text:c="8"/>check=0;</text:span></text:span></text:p>
      <text:p text:style-name="P35"><text:span text:style-name="Название_20_книги"><text:span text:style-name="T4"/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return true; <text:s text:c="3"/></text:span></text:span></text:p>
      <text:p text:style-name="P35"><text:soft-page-break/><text:span text:style-name="Название_20_книги"><text:span text:style-name="T4">}</text:span></text:span></text:p>
      <text:p text:style-name="P35"><text:span text:style-name="Название_20_книги"><text:span text:style-name="T4">int main()</text:span></text:span></text:p>
      <text:p text:style-name="P35"><text:span text:style-name="Название_20_книги"><text:span text:style-name="T4">{</text:span></text:span></text:p>
      <text:p text:style-name="P35"><text:span text:style-name="Название_20_книги"><text:span text:style-name="T4"><text:s text:c="4"/>std::string text;</text:span></text:span></text:p>
      <text:p text:style-name="P35"><text:span text:style-name="Название_20_книги"><text:span text:style-name="T4"><text:s text:c="4"/>int fin;</text:span></text:span></text:p>
      <text:p text:style-name="P35"><text:span text:style-name="Название_20_книги"><text:span text:style-name="T4">#ifndef SCRIPT_TEST</text:span></text:span></text:p>
      <text:p text:style-name="P35"><text:span text:style-name="Название_20_книги"><text:span text:style-name="T4"><text:s text:c="4"/>std::cout&lt;&lt;"Hello,I am calculator.Enter..."&lt;&lt;std::endl;</text:span></text:span></text:p>
      <text:p text:style-name="P35"><text:span text:style-name="Название_20_книги"><text:span text:style-name="T4">#endif</text:span></text:span></text:p>
      <text:p text:style-name="P35"><text:span text:style-name="Название_20_книги"><text:span text:style-name="T4"><text:s text:c="4"/>getline(std::cin,text);</text:span></text:span></text:p>
      <text:p text:style-name="P35"><text:span text:style-name="Название_20_книги"><text:span text:style-name="T4"><text:s text:c="4"/>bool iscorrect=textcorrect(text);</text:span></text:span></text:p>
      <text:p text:style-name="P35"><text:span text:style-name="Название_20_книги"><text:span text:style-name="T4"/></text:span></text:p>
      <text:p text:style-name="P35"><text:span text:style-name="Название_20_книги"><text:span text:style-name="T4"><text:s text:c="4"/>if(iscorrect)</text:span></text:span></text:p>
      <text:p text:style-name="P35"><text:span text:style-name="Название_20_книги"><text:span text:style-name="T4"><text:s text:c="4"/>fin=recmath(text,0,0);</text:span></text:span></text:p>
      <text:p text:style-name="P35"><text:span text:style-name="Название_20_книги"><text:span text:style-name="T4">#ifdef SCRIPT_TEST</text:span></text:span></text:p>
      <text:p text:style-name="P35"><text:span text:style-name="Название_20_книги"><text:span text:style-name="T4"><text:s text:c="4"/>FILE *f;</text:span></text:span></text:p>
      <text:p text:style-name="P35"><text:span text:style-name="Название_20_книги"><text:span text:style-name="T4"><text:s text:c="4"/>f = fopen("file.txt","wt");</text:span></text:span></text:p>
      <text:p text:style-name="P35"><text:span text:style-name="Название_20_книги"><text:span text:style-name="T4"><text:s text:c="4"/>if(iscorrect){</text:span></text:span></text:p>
      <text:p text:style-name="P35"><text:span text:style-name="Название_20_книги"><text:span text:style-name="T4"><text:s text:c="4"/>fprintf(f, "%d",fin)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else</text:span></text:span></text:p>
      <text:p text:style-name="P35"><text:span text:style-name="Название_20_книги"><text:span text:style-name="T4"><text:s text:c="4"/>{</text:span></text:span></text:p>
      <text:p text:style-name="P35"><text:span text:style-name="Название_20_книги"><text:span text:style-name="T4"><text:s text:c="8"/>fprintf(f, "error" )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fclose(f);</text:span></text:span></text:p>
      <text:p text:style-name="P35"><text:span text:style-name="Название_20_книги"><text:span text:style-name="T4">#else</text:span></text:span></text:p>
      <text:p text:style-name="P35"><text:span text:style-name="Название_20_книги"><text:span text:style-name="T4"><text:s text:c="4"/>if(!iscorrect){</text:span></text:span></text:p>
      <text:p text:style-name="P35"><text:span text:style-name="Название_20_книги"><text:span text:style-name="T4"><text:s text:c="8"/>std::cout&lt;&lt;"error"&lt;&lt;std::endl;</text:span></text:span></text:p>
      <text:p text:style-name="P35"><text:span text:style-name="Название_20_книги"><text:span text:style-name="T4"><text:s text:c="8"/>return 0;</text:span></text:span></text:p>
      <text:p text:style-name="P35"><text:span text:style-name="Название_20_книги"><text:span text:style-name="T4"><text:s text:c="4"/>}</text:span></text:span></text:p>
      <text:p text:style-name="P35"><text:span text:style-name="Название_20_книги"><text:span text:style-name="T4"><text:s text:c="4"/>std::cout&lt;&lt;"result="&lt;&lt;fin&lt;&lt;std::endl;</text:span></text:span></text:p>
      <text:p text:style-name="P35"><text:span text:style-name="Название_20_книги"><text:span text:style-name="T4">#endif</text:span></text:span></text:p>
      <text:p text:style-name="P35"><text:span text:style-name="Название_20_книги"><text:span text:style-name="T4"><text:s text:c="4"/>return 0;</text:span></text:span></text:p>
      <text:p text:style-name="P35"><text:span text:style-name="Название_20_книги"><text:span text:style-name="T4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fo:margin-top="0.494cm" fo:margin-bottom="0cm" loext:contextual-spacing="false" fo:line-height="0.483cm" fo:text-align="justify" style:justify-single-word="false" fo:orphans="0" fo:widows="0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header-first>
        <text:p text:style-name="Header"/>
      </style:header-first>
      <style:footer>
        <text:p text:style-name="MP2"><text:page-number text:select-page="current">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ПРОЕКТ ЛЭТИ</dc:title>
    <dc:subject/>
    <meta:keyword/>
    <meta:initial-creator>SAP</meta:initial-creator>
    <meta:creation-date>2015-11-10T19:52:00</meta:creation-date>
    <dc:date>2018-09-12T14:01:52.653132168</dc:date>
    <meta:print-date>2015-07-17T12:06:00</meta:print-date>
    <meta:editing-cycles>5</meta:editing-cycles>
    <meta:editing-duration>PT11M51S</meta:editing-duration>
    <meta:generator>LibreOffice/5.1.6.2$Linux_X86_64 LibreOffice_project/10m0$Build-2</meta:generator>
    <meta:document-statistic meta:table-count="1" meta:image-count="0" meta:object-count="0" meta:page-count="8" meta:paragraph-count="207" meta:word-count="653" meta:character-count="6640" meta:non-whitespace-character-count="5249"/>
  </office:meta>
</office:document-meta>
</file>